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63641" officeooo:paragraph-rsid="00063641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04f45b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.5pt" fo:letter-spacing="normal" fo:font-style="normal" fo:font-weight="normal" officeooo:rsid="00063641" officeooo:paragraph-rsid="00063641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.5pt" fo:letter-spacing="normal" fo:font-style="normal" fo:font-weight="normal" officeooo:rsid="0008e679" officeooo:paragraph-rsid="0008e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xercice 1</text:h>
      <text:p text:style-name="P3">1/ Forme normale de Chompsky :</text:p>
      <text:p text:style-name="P3"/>
      <text:p text:style-name="P2">c-&gt; zAO c' </text:p>
      <text:p text:style-name="P2">c'-&gt; d c'' | s zAF | AF</text:p>
      <text:p text:style-name="P2">c''-&gt; s zAF | AF </text:p>
      <text:p text:style-name="P2">d-&gt; d d' | zTY zPV </text:p>
      <text:p text:style-name="P2">d'-&gt; zTY zPV </text:p>
      <text:p text:style-name="P2">s -&gt; s i | zAO i' | PV </text:p>
      <text:p text:style-name="P2">i-&gt; zAO i' | PV </text:p>
      <text:p text:style-name="P2">i'-&gt; s zAF | AF </text:p>
      <text:p text:style-name="P2"/>
      <text:p text:style-name="P2">zAO -&gt; AO </text:p>
      <text:p text:style-name="P2">zAF -&gt; AF</text:p>
      <text:p text:style-name="P2">zTY -&gt; TY </text:p>
      <text:p text:style-name="P2">zPV -&gt; PV</text:p>
      <text:p text:style-name="P2"/>
      <text:p text:style-name="P4">2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2:10:16.346670662</meta:creation-date>
    <meta:generator>LibreOffice/6.4.6.2$Linux_X86_64 LibreOffice_project/40$Build-2</meta:generator>
    <dc:date>2021-01-04T13:45:40.616678498</dc:date>
    <meta:editing-duration>PT1H25M12S</meta:editing-duration>
    <meta:editing-cycles>4</meta:editing-cycles>
    <meta:document-statistic meta:table-count="0" meta:image-count="0" meta:object-count="0" meta:page-count="1" meta:paragraph-count="15" meta:word-count="65" meta:character-count="218" meta:non-whitespace-character-count="159"/>
  </office:meta>
</office:document-meta>
</file>